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20" style:family="paragraph" style:parent-style-name="List_20_Paragraph" style:list-style-name="WWNum2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21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22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23" style:family="paragraph" style:parent-style-name="List_20_Paragraph" style:list-style-name="WWNum2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24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5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6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7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8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9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30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31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3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3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3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3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3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3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3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3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4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4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4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4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4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4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4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4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48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49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5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5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5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5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5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5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5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5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5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5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6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6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6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6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6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6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6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6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6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6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1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1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1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1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1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18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19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20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21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2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125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1">КОНТРОЛЬНАЯ 108.1 </text:h>
      <text:list xml:id="list4065612795" text:style-name="WWNum2">
        <text:list-item>
          <text:h text:style-name="P20" text:outline-level="1">I wore a belt - я носил ремень</text:h>
        </text:list-item>
        <text:list-item>
          <text:h text:style-name="P21" text:outline-level="1">What would you do in this situation - что бы ты сделал в этой ситуации?</text:h>
        </text:list-item>
        <text:list-item>
          <text:h text:style-name="P21" text:outline-level="1">I should learn English more intensively - мне следует учить английский более интенсивно</text:h>
        </text:list-item>
        <text:list-item>
          <text:h text:style-name="P21" text:outline-level="1">This video is much longer - это видео на много длинее</text:h>
        </text:list-item>
        <text:list-item>
          <text:h text:style-name="P22" text:outline-level="1"><text:span text:style-name="T13">The students guessed the correct answer</text:span><text:span text:style-name="T12"> - студенты отгадали правильный ответ</text:span></text:h>
        </text:list-item>
        <text:list-item>
          <text:h text:style-name="P23" text:outline-level="1">As for ‘usually’, we put it in the middle - что касается ‘usually’, мы ставим его в середину</text:h>
        </text:list-item>
      </text:list>
      <text:p text:style-name="Standard"><text:span text:style-name="T1">КОНТРОЛЬНАЯ 108.2</text:span><text:span text:style-name="T14"> - </text:span><text:span text:style-name="T15">108.3</text:span></text:p>
      <text:list xml:id="list3111787127" text:style-name="WWNum10">
        <text:list-item>
          <text:p text:style-name="P24">I’m sure knowledge is power - я уверен, знание сила</text:p>
        </text:list-item>
        <text:list-item>
          <text:p text:style-name="P28">Did it last for more than two hours? - это длилось больше чем 2 часа?</text:p>
        </text:list-item>
        <text:list-item>
          <text:p text:style-name="P28">What does this word mean? - что означает это слово?</text:p>
        </text:list-item>
        <text:list-item>
          <text:p text:style-name="P28">He has few enemies - у него мало врагов</text:p>
        </text:list-item>
        <text:list-item>
          <text:p text:style-name="P28">I’m bored with that method <text:s/>- мне наскучил тот метод</text:p>
        </text:list-item>
        <text:list-item>
          <text:p text:style-name="P28">He deserved it - он заслужил это</text:p>
        </text:list-item>
        <text:list-item>
          <text:p text:style-name="P28">How regularly will the employees make this kind of reports - как регулярно работники будут делать такого рода отчёты?</text:p>
        </text:list-item>
        <text:list-item>
          <text:p text:style-name="P28">Our boss insisted on doing it <text:s/>- наш босс настоял на том что-бы сделать это</text:p>
        </text:list-item>
        <text:list-item>
          <text:p text:style-name="P28">I’m impressed by the beauty of this place - я впечатлён красотой этого места</text:p>
        </text:list-item>
        <text:list-item>
          <text:p text:style-name="P28">I’ll do my best to get this job - я сделаю всё возможное что бы получить эту работу </text:p>
        </text:list-item>
        <text:list-item>
          <text:p text:style-name="P118">I’ll manage to do it (in spite of / despite) all these difficulties - я смогу сделать это несмотря на все эти трудности </text:p>
        </text:list-item>
      </text:list>
      <text:p text:style-name="P4">КОНТРОЛЬНАЯ 108.4-108.5<text:tab/></text:p>
      <text:list xml:id="list4178107888" text:style-name="WWNum21">
        <text:list-item>
          <text:p text:style-name="P25">We share your point of view <text:s/>- мы разделяем твою точку зрения</text:p>
        </text:list-item>
        <text:list-item>
          <text:p text:style-name="P29">I admire you <text:s/>- я восхищаюсь тобой</text:p>
        </text:list-item>
        <text:list-item>
          <text:p text:style-name="P29"><text:soft-page-break/>We considered it really important - мы считали это действительно важным </text:p>
        </text:list-item>
        <text:list-item>
          <text:p text:style-name="P29">She was there instead of him - она была там вместо него</text:p>
        </text:list-item>
        <text:list-item>
          <text:p text:style-name="P29">This worker will get tired soon <text:s/>- этот рабочий устанет скоро</text:p>
        </text:list-item>
        <text:list-item>
          <text:p text:style-name="P119">The news impressed him <text:s/>- новости впечатлили его</text:p>
        </text:list-item>
      </text:list>
      <text:p text:style-name="P4">КОНТРОЛЬНАЯ 108.6-108.7</text:p>
      <text:list xml:id="list761146349" text:style-name="WWNum28">
        <text:list-item>
          <text:p text:style-name="P26">They produced very expensive goods - они производили очень дорогие товары</text:p>
        </text:list-item>
        <text:list-item>
          <text:p text:style-name="P30">You should pay attention to it - тебе следует обращать внимание на это</text:p>
        </text:list-item>
        <text:list-item>
          <text:p text:style-name="P30">He was on the other side - он бы на другой стороне</text:p>
        </text:list-item>
        <text:list-item>
          <text:p text:style-name="P30">His income wasn’t enough - его дохода было не достаточно </text:p>
        </text:list-item>
        <text:list-item>
          <text:p text:style-name="P30">Her results were quite satisfactory - её результаты были в полне удоволетварительны </text:p>
        </text:list-item>
        <text:list-item>
          <text:p text:style-name="P30">We also need to consider various economic problems - нам так же нужно учитывать разные экономические проблемы</text:p>
        </text:list-item>
        <text:list-item>
          <text:p text:style-name="P30">I looked at that advertisement - я посмотрел на то рекламное объявление</text:p>
        </text:list-item>
        <text:list-item>
          <text:p text:style-name="P30">I threw it away - я выбросл это</text:p>
        </text:list-item>
        <text:list-item>
          <text:p text:style-name="P30">It may / might happen - это возможно произойдёт </text:p>
        </text:list-item>
        <text:list-item>
          <text:p text:style-name="P30">She ran very fast - она побежала очень быстро</text:p>
        </text:list-item>
        <text:list-item>
          <text:p text:style-name="P30">He’ll put on a worm coat - он наденет тёплое пальто</text:p>
        </text:list-item>
        <text:list-item>
          <text:p text:style-name="P30">Everyone will look happy - все будут выглядеть счастливыми</text:p>
        </text:list-item>
        <text:list-item>
          <text:p text:style-name="P120">Does he work too slowly? - он работает слишком медленно?</text:p>
        </text:list-item>
      </text:list>
      <text:p text:style-name="P4">КОНТРОЛЬНАЯ 108.8</text:p>
      <text:list xml:id="list1764960714" text:style-name="WWNum42">
        <text:list-item>
          <text:p text:style-name="P27">I disapprove of this choice <text:s/>- я не одобряю этот выбор</text:p>
        </text:list-item>
        <text:list-item>
          <text:p text:style-name="P31">I saved money - я с экономил деньги</text:p>
        </text:list-item>
        <text:list-item>
          <text:p text:style-name="P31">He gave this thing to me - он дал эту вещь мне</text:p>
        </text:list-item>
        <text:list-item>
          <text:p text:style-name="P31">My pronunciation will became better <text:s/>- моё произношение станет лучше</text:p>
        </text:list-item>
        <text:list-item>
          <text:p text:style-name="P31">It was such an innovative approach - это был такой иновационный подход</text:p>
        </text:list-item>
        <text:list-item>
          <text:p text:style-name="P31">Is it your final decision? - это твоё окончательное решение?</text:p>
        </text:list-item>
        <text:list-item>
          <text:p text:style-name="P31">I succeeded in finding better suppliers - мне удалось найти более лучших поставщиков </text:p>
        </text:list-item>
        <text:list-item>
          <text:p text:style-name="P121">I’ll be able to improve my knowledge significantly - я смогу улучшить свои знания значительно </text:p>
        </text:list-item>
      </text:list>
      <text:p text:style-name="P5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3391485787" text:style-name="L1">
        <text:list-item>
          <text:p text:style-name="P125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32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33">It cost much more than she thinks – <text:span text:style-name="T19">это стоило намного больше чем она думала</text:span></text:p>
        </text:list-item>
        <text:list-item>
          <text:p text:style-name="P34">Whose advice will you take into account / consideration? - <text:span text:style-name="T19">чей совет ты примешь во внимание?</text:span></text:p>
        </text:list-item>
        <text:list-item>
          <text:p text:style-name="P34">He gave up smoking – <text:span text:style-name="T19">он бросил курить </text:span></text:p>
        </text:list-item>
        <text:list-item>
          <text:p text:style-name="P35">I insisted on doing it – <text:span text:style-name="T19">я настоял на том чтобы сделать это</text:span></text:p>
        </text:list-item>
        <text:list-item>
          <text:p text:style-name="P36">Is he often late? - <text:span text:style-name="T20">он часто опаздывает?</text:span></text:p>
        </text:list-item>
        <text:list-item>
          <text:p text:style-name="P37">To what extend did he agree? - <text:span text:style-name="T21">в какой степени он был согласен?</text:span></text:p>
        </text:list-item>
        <text:list-item>
          <text:p text:style-name="P38">I was born on the ninth of September – <text:span text:style-name="T22">я родился 9 сентября </text:span></text:p>
        </text:list-item>
        <text:list-item>
          <text:p text:style-name="P39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40">They won’t get divorced this year – <text:span text:style-name="T24">они не будут разводиться в этом году</text:span></text:p>
        </text:list-item>
        <text:list-item>
          <text:p text:style-name="P41">I revised these videos <text:s/>- <text:span text:style-name="T25">я повторил эти видео</text:span></text:p>
        </text:list-item>
        <text:list-item>
          <text:p text:style-name="P42">They had a great time together <text:s/>- <text:span text:style-name="T26">они прекрасно провели время вместе</text:span></text:p>
        </text:list-item>
        <text:list-item>
          <text:p text:style-name="P43">They accused her of a very serious crime – <text:span text:style-name="T27">они обвинили её в очень серьёзном приступлении </text:span></text:p>
        </text:list-item>
        <text:list-item>
          <text:p text:style-name="P44">They’re really tired of it <text:s/>- <text:span text:style-name="T28">они действительно устали от этого</text:span></text:p>
        </text:list-item>
        <text:list-item>
          <text:p text:style-name="P44">It’ll happen on a regular basis <text:s/>- <text:span text:style-name="T28">это будет происходить на регулярной основе </text:span></text:p>
        </text:list-item>
        <text:list-item>
          <text:p text:style-name="P44">When will you start preparing for this exam? - <text:span text:style-name="T28">когда ты начнёшь готовиться к этому экзамену?</text:span></text:p>
        </text:list-item>
        <text:list-item>
          <text:p text:style-name="P45">I arrived at the airport – <text:span text:style-name="T29">я прибыл в аэропорт </text:span></text:p>
        </text:list-item>
        <text:list-item>
          <text:p text:style-name="P45">I’m used / accustomed to doing it on a regular basis – <text:span text:style-name="T29">я привык делать это на регулярной основе</text:span></text:p>
        </text:list-item>
        <text:list-item>
          <text:p text:style-name="P45">He’s away. He’s in another city – <text:span text:style-name="T29">он отсутствует. Он в другом городе</text:span></text:p>
        </text:list-item>
        <text:list-item>
          <text:p text:style-name="P45">He wished me good luck – <text:span text:style-name="T29">он пожелал мне удачи</text:span></text:p>
        </text:list-item>
        <text:list-item>
          <text:p text:style-name="P46">What’s the reason for such a strange answer – <text:span text:style-name="T30">какая причина такого странного ответа?</text:span></text:p>
        </text:list-item>
        <text:list-item>
          <text:p text:style-name="P47"><text:soft-page-break/>Who did they invite to their wedding? - <text:span text:style-name="T31">кого они пригласили на свою сводьбу?</text:span></text:p>
          <text:p text:style-name="P47"/>
        </text:list-item>
      </text:list>
      <text:p text:style-name="P6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3035279786" text:style-name="L2">
        <text:list-item>
          <text:p text:style-name="P50">You need to think it over more thoroughly – тебе нужно обдумать это более тчательно</text:p>
        </text:list-item>
        <text:list-item>
          <text:p text:style-name="P48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49"><text:span text:style-name="T10">They won’t prove it – </text:span><text:span text:style-name="T11">они не докажут это</text:span></text:p>
        </text:list-item>
        <text:list-item>
          <text:p text:style-name="P51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52">Will the temperature be above zero? - <text:span text:style-name="T33">температура будет выше нуля?</text:span></text:p>
        </text:list-item>
        <text:list-item>
          <text:p text:style-name="P52">How long will your parents be away? - <text:span text:style-name="T33">как долго твои родители будут отсутствовать?</text:span></text:p>
        </text:list-item>
        <text:list-item>
          <text:p text:style-name="P53">What’s her salary? - <text:span text:style-name="T33">какая у неё зарплата?</text:span></text:p>
        </text:list-item>
        <text:list-item>
          <text:p text:style-name="P53">He invested too little money – <text:span text:style-name="T33">он инвестировал слишком мало денег</text:span></text:p>
        </text:list-item>
        <text:list-item>
          <text:p text:style-name="P54">He calls him quite seldom / rarely – <text:span text:style-name="T34">он звонит ему достаточно редко</text:span></text:p>
        </text:list-item>
        <text:list-item>
          <text:p text:style-name="P55">They got married at the end of the year – <text:span text:style-name="T35">они поженились в конце года</text:span></text:p>
        </text:list-item>
        <text:list-item>
          <text:p text:style-name="P55">He was born on the twenty second of February – <text:span text:style-name="T35">он родился 22 февраля</text:span></text:p>
        </text:list-item>
        <text:list-item>
          <text:p text:style-name="P56">He built a very big house – <text:span text:style-name="T35">он построил очень большой дом</text:span></text:p>
        </text:list-item>
        <text:list-item>
          <text:p text:style-name="P56">The meeting began fifteen minutes later – <text:span text:style-name="T35">встреча началась на 15 минут позже</text:span></text:p>
        </text:list-item>
        <text:list-item>
          <text:p text:style-name="P56">She sometimes waits for it – <text:span text:style-name="T35">она иногда ждёт этого</text:span></text:p>
        </text:list-item>
        <text:list-item>
          <text:p text:style-name="P57">I’m subscribed to this channel – <text:span text:style-name="T36">я подписан на этот канал</text:span></text:p>
        </text:list-item>
        <text:list-item>
          <text:p text:style-name="P58">I needed to get in touch with them – <text:span text:style-name="T37">мне нужно было связаться с ними</text:span></text:p>
        </text:list-item>
        <text:list-item>
          <text:p text:style-name="P59">What will influenced you most of all? - <text:span text:style-name="T38">что повлияло на тебя больше всего?</text:span></text:p>
        </text:list-item>
        <text:list-item>
          <text:p text:style-name="P60">It seems to me it’ll be the only right decision – <text:span text:style-name="T39">мне кажется это будет единственно правильным решением </text:span></text:p>
          <text:p text:style-name="P60"/>
        </text:list-item>
      </text:list>
      <text:p text:style-name="P8"/>
      <text:p text:style-name="P7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2593058451" text:style-name="L3">
        <text:list-item>
          <text:p text:style-name="P112"><text:span text:style-name="T43">She was so frightened – </text:span><text:span text:style-name="T44">она была так напугана</text:span></text:p>
        </text:list-item>
        <text:list-item>
          <text:p text:style-name="P61">This solder fought very courageously – этот солдат сражался очень отважно</text:p>
        </text:list-item>
        <text:list-item>
          <text:p text:style-name="P61">It may change his opinion – это возможно изменит его мнение</text:p>
        </text:list-item>
        <text:list-item>
          <text:p text:style-name="P61">I’ll look up this phrase in a dictionary <text:s/>- я посмотрю эту фразу в словоре </text:p>
        </text:list-item>
        <text:list-item>
          <text:p text:style-name="P113"><text:span text:style-name="T44">I pay taxes – </text:span><text:span text:style-name="T45">я плачу налоги</text:span></text:p>
        </text:list-item>
        <text:list-item>
          <text:p text:style-name="P114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62">You know English like a native speaker – ты знаешь английский как носитель языка</text:p>
        </text:list-item>
        <text:list-item>
          <text:p text:style-name="P115"><text:span text:style-name="T46">Is he a lazy boy? - </text:span><text:span text:style-name="T47">он ленивый мальчик?</text:span></text:p>
        </text:list-item>
        <text:list-item>
          <text:p text:style-name="P116"><text:span text:style-name="T47">I left India – </text:span><text:span text:style-name="T48">я покинул Индию</text:span></text:p>
        </text:list-item>
        <text:list-item>
          <text:p text:style-name="P63">She was born on the twenty second of July – она родилась 22 Июля</text:p>
        </text:list-item>
        <text:list-item>
          <text:p text:style-name="P117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64">I usually get up early – я обычно встаю рано</text:p>
        </text:list-item>
      </text:list>
      <text:p text:style-name="P16"/>
      <text:p text:style-name="P9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3049302458" text:style-name="L4">
        <text:list-item>
          <text:p text:style-name="P65">I see this result impressed you – <text:span text:style-name="T54">я вижу этот результат впечатлил тебя</text:span></text:p>
        </text:list-item>
        <text:list-item>
          <text:p text:style-name="P66">She dreamt about a career in music – <text:span text:style-name="T55">она мечтала о карьере в музыке</text:span></text:p>
        </text:list-item>
        <text:list-item>
          <text:p text:style-name="P67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68">He hit the door – <text:span text:style-name="T56">он ударил дверь</text:span></text:p>
        </text:list-item>
        <text:list-item>
          <text:p text:style-name="P69">Everyone wou<text:span text:style-name="T57">ld like it – </text:span><text:span text:style-name="T58">все хотели бы этого</text:span></text:p>
        </text:list-item>
        <text:list-item>
          <text:p text:style-name="P69"><text:span text:style-name="T57">This time didn’t suit us – </text:span><text:span text:style-name="T58">это время не подходило нам</text:span></text:p>
        </text:list-item>
        <text:list-item>
          <text:p text:style-name="P70">Life taught her a lesson – <text:span text:style-name="T59">жизнь преподала ей урок </text:span></text:p>
        </text:list-item>
        <text:list-item>
          <text:p text:style-name="P71">He’ll repair it – <text:span text:style-name="T60">он починит это </text:span></text:p>
        </text:list-item>
        <text:list-item>
          <text:p text:style-name="P71">He didn’t cancel / (call off) the meeting – <text:span text:style-name="T60">он не отменил встречу</text:span></text:p>
        </text:list-item>
        <text:list-item>
          <text:p text:style-name="P71">They aren’t used to such conditions – <text:span text:style-name="T60">они не привыкли к таким условиям</text:span></text:p>
        </text:list-item>
      </text:list>
      <text:p text:style-name="P1"/>
      <text:p text:style-name="P10"/>
      <text:p text:style-name="P10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263241712" text:style-name="L5">
        <text:list-item>
          <text:p text:style-name="P72">I often wait for him – <text:span text:style-name="T62">я часто жду его</text:span></text:p>
        </text:list-item>
        <text:list-item>
          <text:p text:style-name="P72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73">It’s so surprising for us – <text:span text:style-name="T63">это так удивительно для нас</text:span></text:p>
        </text:list-item>
        <text:list-item>
          <text:p text:style-name="P73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74">She deserved this result – <text:span text:style-name="T64">она заслужила этот результат</text:span></text:p>
        </text:list-item>
        <text:list-item>
          <text:p text:style-name="P74">The sun rose (went up) – <text:span text:style-name="T64">солнце встало </text:span></text:p>
        </text:list-item>
        <text:list-item>
          <text:p text:style-name="P75">Does it sometimes happen? - <text:span text:style-name="T65">это иногда происходит?</text:span></text:p>
        </text:list-item>
      </text:list>
      <text:p text:style-name="P19"/>
      <text:p text:style-name="P11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2008482623" text:style-name="L6">
        <text:list-item>
          <text:p text:style-name="P76">He avoids talking about it – <text:span text:style-name="T66">он избегает разговаривать об этом</text:span></text:p>
        </text:list-item>
        <text:list-item>
          <text:p text:style-name="P77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78">I understood you immediately / at once – <text:span text:style-name="T67">я понял тебя сразу же</text:span></text:p>
        </text:list-item>
        <text:list-item>
          <text:p text:style-name="P78">The criminals disappeared – <text:span text:style-name="T67">приступники исчезли</text:span></text:p>
        </text:list-item>
        <text:list-item>
          <text:p text:style-name="P78">He drowned – <text:span text:style-name="T67">он утонул</text:span></text:p>
        </text:list-item>
        <text:list-item>
          <text:p text:style-name="P79">He kept this secret – <text:span text:style-name="T68">он сохранил этот секрет</text:span></text:p>
        </text:list-item>
        <text:list-item>
          <text:p text:style-name="P79">You must tell him this thing directly – <text:span text:style-name="T68">ты должен сказать ему эту вешь прямо</text:span></text:p>
        </text:list-item>
        <text:list-item>
          <text:p text:style-name="P80">I held it in my arms – <text:span text:style-name="T69">я подержал это в своих руках</text:span></text:p>
        </text:list-item>
        <text:list-item>
          <text:p text:style-name="P81">I remained calm <text:s text:c="2"/>- <text:span text:style-name="T70">я остался спокойным </text:span></text:p>
        </text:list-item>
        <text:list-item>
          <text:p text:style-name="P82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82">The temperature is ten degrees below zero – <text:span text:style-name="T71">температура 10 градусов ниже нуля</text:span></text:p>
        </text:list-item>
        <text:list-item>
          <text:p text:style-name="P82">Did his wife recover? - <text:span text:style-name="T71">его жена выздоровела?</text:span></text:p>
        </text:list-item>
        <text:list-item>
          <text:p text:style-name="P83">It developed our abilities – <text:span text:style-name="T72">это развивало наши способности </text:span></text:p>
        </text:list-item>
        <text:list-item>
          <text:p text:style-name="P83">I suppose It’ll happen next year – <text:span text:style-name="T72">я предполагаю это произойдёт в следующем году</text:span></text:p>
        </text:list-item>
        <text:list-item>
          <text:p text:style-name="P83">I think I’ll learn English in a couple of <text:s/>years – <text:span text:style-name="T72">я думаю я выучу английский за пару лет</text:span></text:p>
        </text:list-item>
        <text:list-item>
          <text:p text:style-name="P83">There are five chapters in this book – <text:span text:style-name="T72">имеется 5 глав в этой книге</text:span></text:p>
        </text:list-item>
        <text:list-item>
          <text:p text:style-name="P84"><text:soft-page-break/>Everything remained the same – <text:span text:style-name="T73">всё осталось таким же</text:span></text:p>
        </text:list-item>
      </text:list>
      <text:p text:style-name="P17"/>
      <text:p text:style-name="P12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2130115278" text:style-name="L7">
        <text:list-item>
          <text:p text:style-name="P85">She washed herself <text:s/>- <text:span text:style-name="T75">она вымылась </text:span></text:p>
        </text:list-item>
        <text:list-item>
          <text:p text:style-name="P86">Will you manage to do it instead of me? - <text:span text:style-name="T75">ты сможешь сделать это вместо меня?</text:span></text:p>
        </text:list-item>
        <text:list-item>
          <text:p text:style-name="P86">He divided us into three groups – <text:span text:style-name="T75">он разделил нас на три группы</text:span></text:p>
        </text:list-item>
        <text:list-item>
          <text:p text:style-name="P87">He missed such a unique opportunity – <text:span text:style-name="T76">он упустил такую уникальную возможность</text:span></text:p>
        </text:list-item>
        <text:list-item>
          <text:p text:style-name="P88">He has a reliable car – <text:span text:style-name="T76">у него надёжная машина</text:span></text:p>
        </text:list-item>
        <text:list-item>
          <text:p text:style-name="P88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89">They don’t know even basic things – <text:span text:style-name="T77">они не знают даже базовых вещей</text:span></text:p>
        </text:list-item>
        <text:list-item>
          <text:p text:style-name="P89">He avoids doing it – <text:span text:style-name="T77">он избегает делать это</text:span></text:p>
        </text:list-item>
      </text:list>
      <text:p text:style-name="P18"/>
      <text:p text:style-name="P13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1938847954" text:style-name="L8">
        <text:list-item>
          <text:p text:style-name="P90">It isn’t on the right – <text:span text:style-name="T78">это не справа</text:span></text:p>
        </text:list-item>
        <text:list-item>
          <text:p text:style-name="P90">I waited for him for two hours – <text:span text:style-name="T78">я прождал его 2 часа</text:span></text:p>
        </text:list-item>
        <text:list-item>
          <text:p text:style-name="P91">She didn’t have such an intention – <text:span text:style-name="T79">у неё не было такого намерения </text:span></text:p>
        </text:list-item>
        <text:list-item>
          <text:p text:style-name="P92">She feels confidence – <text:span text:style-name="T79">она чувствует уверенность</text:span></text:p>
        </text:list-item>
        <text:list-item>
          <text:p text:style-name="P92">They informed us of this accident – <text:span text:style-name="T79">они проинформировали нас об этом происшествии</text:span></text:p>
        </text:list-item>
        <text:list-item>
          <text:p text:style-name="P92">She said it very confidently – <text:span text:style-name="T79">она сказала это очень уверенно </text:span></text:p>
        </text:list-item>
        <text:list-item>
          <text:p text:style-name="P93">Was everyone present? - <text:span text:style-name="T80">все присутствовали?</text:span></text:p>
        </text:list-item>
        <text:list-item>
          <text:p text:style-name="P94">The price rose by thirty per cent – <text:span text:style-name="T81">цена поднялась на 30%</text:span></text:p>
        </text:list-item>
      </text:list>
      <text:p text:style-name="P2"/>
      <text:p text:style-name="P14"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4160050660" text:style-name="L9">
        <text:list-item>
          <text:p text:style-name="P95">I left for Russia – <text:span text:style-name="T82">я поехал в россию</text:span></text:p>
        </text:list-item>
        <text:list-item>
          <text:p text:style-name="P96">I go swimming three times a week – <text:span text:style-name="T84">я хожу плавать 3 раза в неделю</text:span></text:p>
        </text:list-item>
        <text:list-item>
          <text:p text:style-name="P96">Will it be really possible? - <text:span text:style-name="T84">это будет действительно возможно</text:span></text:p>
        </text:list-item>
        <text:list-item>
          <text:p text:style-name="P97">He prays to Good – <text:span text:style-name="T85">он молиться Богу</text:span></text:p>
        </text:list-item>
        <text:list-item>
          <text:p text:style-name="P98"><text:soft-page-break/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98">I can write it down – <text:span text:style-name="T86">я могу записать это</text:span></text:p>
        </text:list-item>
        <text:list-item>
          <text:p text:style-name="P99">I’ll share this information with you – <text:span text:style-name="T87">я поделюсь этой информацией с тобой</text:span></text:p>
        </text:list-item>
        <text:list-item>
          <text:p text:style-name="P99">He described her appearance – <text:span text:style-name="T87">он описал её внешность</text:span></text:p>
        </text:list-item>
        <text:list-item>
          <text:p text:style-name="P99">He informed me of these problems – <text:span text:style-name="T87">он проинформировал меня об этих проблемах</text:span></text:p>
        </text:list-item>
      </text:list>
      <text:p text:style-name="P3"/>
      <text:p text:style-name="P15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346753794" text:style-name="L10">
        <text:list-item>
          <text:p text:style-name="P100">I need to get in touch with him – <text:span text:style-name="T88">мне нужно связаться с ним</text:span></text:p>
        </text:list-item>
        <text:list-item>
          <text:p text:style-name="P101">His conclusion was quite logical – <text:span text:style-name="T89">его метод был довольно логичный</text:span></text:p>
        </text:list-item>
        <text:list-item>
          <text:p text:style-name="P102">Did this change have a positive effect on her? - <text:span text:style-name="T89">эта перемена имела позитивный эффект на неё?</text:span></text:p>
        </text:list-item>
        <text:list-item>
          <text:p text:style-name="P102">This result impressed them – <text:span text:style-name="T89">этот результат впечатлил их</text:span></text:p>
        </text:list-item>
        <text:list-item>
          <text:p text:style-name="P103">When will it get dark? - <text:span text:style-name="T90">когда стемнеет?</text:span></text:p>
        </text:list-item>
        <text:list-item>
          <text:p text:style-name="P104">They celebrated this anniversary – <text:span text:style-name="T91">они отпраздновали эту годовщину</text:span></text:p>
        </text:list-item>
        <text:list-item>
          <text:p text:style-name="P105">It’s very prestigious to live in this area – <text:span text:style-name="T91">очень престижно жить в этой области</text:span></text:p>
        </text:list-item>
        <text:list-item>
          <text:p text:style-name="P105">Two apples fell (down) – <text:span text:style-name="T91">2 яблока упало</text:span></text:p>
        </text:list-item>
      </text:list>
      <text:p text:style-name="P122"/>
      <text:p text:style-name="P124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3724765184" text:style-name="L11">
        <text:list-item>
          <text:p text:style-name="P106">Will he stay here for an hour? - <text:span text:style-name="T92">он останеться здесь на час?</text:span></text:p>
        </text:list-item>
        <text:list-item>
          <text:p text:style-name="P107">It’ll last for more than two years – <text:span text:style-name="T93">это продлиться более 2 лет</text:span></text:p>
        </text:list-item>
        <text:list-item>
          <text:p text:style-name="P107">Will she change her timetable? - <text:span text:style-name="T93">она поменяет своё расписание?</text:span></text:p>
        </text:list-item>
        <text:list-item>
          <text:p text:style-name="P108">Money was also important for her – <text:span text:style-name="T94">деньги также были важны для неё</text:span></text:p>
        </text:list-item>
        <text:list-item>
          <text:p text:style-name="P108"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09">It’ll be her daughter’s flat – <text:span text:style-name="T95">это будет квартира её дочери </text:span></text:p>
        </text:list-item>
        <text:list-item>
          <text:p text:style-name="P110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11">He expects much more <text:s/>- <text:span text:style-name="T97">он ожидает на много большего</text:span></text:p>
        </text:list-item>
        <text:list-item>
          <text:p text:style-name="P1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3</meta:editing-cycles>
    <dc:date>2021-08-04T11:29:57.202682045</dc:date>
    <meta:generator>LibreOffice/7.1.5.2$Linux_X86_64 LibreOffice_project/10$Build-2</meta:generator>
    <meta:editing-duration>PT1H50M47S</meta:editing-duration>
    <meta:print-date>2021-07-29T13:16:11.512841588</meta:print-date>
    <meta:document-statistic meta:table-count="0" meta:image-count="0" meta:object-count="0" meta:page-count="8" meta:paragraph-count="189" meta:word-count="2208" meta:character-count="11836" meta:non-whitespace-character-count="9830"/>
    <meta:template xlink:type="simple" xlink:actuate="onRequest" xlink:title="Normal.dotm" xlink:href=""/>
  </office:meta>
</office:document-meta>
</file>